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-0.134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indent="-0.134cm" style:auto-text-indent="false" style:page-number="auto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-0.134cm" style:auto-text-indent="false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</style:style>
    <style:style style:name="P6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style:font-name="Consolas" fo:font-size="7pt" style:font-name-asian="Times New Roman1" style:font-size-asian="7pt" style:font-name-complex="Consolas1"/>
    </style:style>
    <style:style style:name="T2" style:family="text">
      <style:text-properties fo:color="#000000" style:font-name="Consolas" fo:font-size="7pt" style:font-name-asian="Times New Roman1" style:font-size-asian="7pt" style:font-name-complex="Consolas1" style:font-size-complex="7pt"/>
    </style:style>
    <style:style style:name="T3" style:family="text">
      <style:text-properties fo:color="#000000" style:font-name="Consolas" fo:font-size="7pt" style:text-underline-style="solid" style:text-underline-width="auto" style:text-underline-color="font-color" style:font-name-asian="Times New Roman1" style:font-size-asian="7pt" style:font-name-complex="Consolas1"/>
    </style:style>
    <style:style style:name="T4" style:family="text">
      <style:text-properties fo:color="#ff0000" style:font-name="Consolas" fo:font-size="7pt" style:font-name-asian="Times New Roman1" style:font-size-asian="7pt" style:font-name-complex="Consolas1"/>
    </style:style>
    <style:style style:name="gr1" style:family="graphic">
      <style:graphic-properties draw:stroke="none" svg:stroke-width="0cm" draw:fill="solid" draw:fill-color="#00000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[01:48] </text:span><text:span text:style-name="T2">&lt;</text:span><text:span text:style-name="T3">Narus</text:span><text:span text:style-name="T2">&gt; Alone again</text:span></text:p>
      <text:p text:style-name="P1"><text:span text:style-name="T1">[01:48] </text:span><text:span text:style-name="T2">&lt;</text:span><text:span text:style-name="T3">Narus</text:span><text:span text:style-name="T2">&gt; the only one from the triad</text:span></text:p>
      <text:p text:style-name="P1"><text:span text:style-name="T1">[01:48] </text:span><text:span text:style-name="T2">&lt;</text:span><text:span text:style-name="T3">Narus</text:span><text:span text:style-name="T2">&gt; the 0</text:span></text:p>
      <text:p text:style-name="P1"><text:span text:style-name="T1">[01:48] </text:span><text:span text:style-name="T2">&lt;</text:span><text:span text:style-name="T3">Narus</text:span><text:span text:style-name="T2">&gt; the 1</text:span></text:p>
      <text:p text:style-name="P1"><text:span text:style-name="T1">[01:48] </text:span><text:span text:style-name="T2">&lt;</text:span><text:span text:style-name="T3">Narus</text:span><text:span text:style-name="T2">&gt; but not from 3</text:span></text:p>
      <text:p text:style-name="P1"><text:span text:style-name="T1">[01:48] </text:span><text:span text:style-name="T2">&lt;</text:span><text:span text:style-name="T3">Narus</text:span><text:span text:style-name="T2">&gt; but not from 3</text:span></text:p>
      <text:p text:style-name="P1"><text:span text:style-name="T1">[01:49] </text:span><text:span text:style-name="T2">&lt;</text:span><text:span text:style-name="T3">Narus</text:span><text:span text:style-name="T2">&gt; no 1</text:span></text:p>
      <text:p text:style-name="P1"><text:span text:style-name="T1">[01:49] </text:span><text:span text:style-name="T2">&lt;</text:span><text:span text:style-name="T3">Narus</text:span><text:span text:style-name="T2">&gt; but 0</text:span></text:p>
      <text:p text:style-name="P1"><text:span text:style-name="T1">[01:49] </text:span><text:span text:style-name="T2">&lt;</text:span><text:span text:style-name="T3">Narus</text:span><text:span text:style-name="T2">&gt; it grows</text:span></text:p>
      <text:p text:style-name="P1"><text:span text:style-name="T1">[01:49] </text:span><text:span text:style-name="T2">&lt;</text:span><text:span text:style-name="T3">Narus</text:span><text:span text:style-name="T2">&gt; it decays</text:span></text:p>
      <text:p text:style-name="P1"><text:span text:style-name="T1">[01:49] </text:span><text:span text:style-name="T2">&lt;</text:span><text:span text:style-name="T3">Narus</text:span><text:span text:style-name="T2">&gt; one character each time</text:span></text:p>
      <text:p text:style-name="P2"><draw:rect text:anchor-type="as-char" svg:y="0cm" draw:z-index="0" draw:style-name="gr1" draw:text-style-name="P6" svg:width="0.003cm" svg:height="0.054cm"><text:p/></draw:rect></text:p>
      <text:p text:style-name="P1"><text:span text:style-name="T1">[01:51] </text:span><text:span text:style-name="T2">&lt;</text:span><text:span text:style-name="T3">Narus</text:span><text:span text:style-name="T2">&gt; one word and one world when sayed</text:span></text:p>
      <text:p text:style-name="P1"><text:span text:style-name="T1"/></text:p>
      <text:p text:style-name="P1"><text:span text:style-name="T1">[01:48] </text:span><text:span text:style-name="T2">&lt;</text:span><text:span text:style-name="T3">Narus</text:span><text:span text:style-name="T2">&gt; Alone again</text:span></text:p>
      <text:p text:style-name="P1"><text:span text:style-name="T1">[01:48] </text:span><text:span text:style-name="T2">&lt;</text:span><text:span text:style-name="T3">Narus</text:span><text:span text:style-name="T2">&gt; the only one from the triad</text:span></text:p>
      <text:p text:style-name="P1"><text:span text:style-name="T1">[01:48] </text:span><text:span text:style-name="T2">&lt;</text:span><text:span text:style-name="T3">Narus</text:span><text:span text:style-name="T2">&gt; the 0</text:span></text:p>
      <text:p text:style-name="P1"><text:span text:style-name="T1">[01:48] </text:span><text:span text:style-name="T2">&lt;</text:span><text:span text:style-name="T3">Narus</text:span><text:span text:style-name="T2">&gt; the 1</text:span></text:p>
      <text:p text:style-name="P1"><text:span text:style-name="T1">[01:48] </text:span><text:span text:style-name="T2">&lt;</text:span><text:span text:style-name="T3">Narus</text:span><text:span text:style-name="T2">&gt; but not from 3</text:span></text:p>
      <text:p text:style-name="P1"><text:span text:style-name="T1">[01:48] </text:span><text:span text:style-name="T2">&lt;</text:span><text:span text:style-name="T3">Narus</text:span><text:span text:style-name="T2">&gt; but not from 3</text:span></text:p>
      <text:p text:style-name="P1"><text:span text:style-name="T1">[01:49] </text:span><text:span text:style-name="T2">&lt;</text:span><text:span text:style-name="T3">Narus</text:span><text:span text:style-name="T2">&gt; no 1</text:span></text:p>
      <text:p text:style-name="P1"><text:span text:style-name="T1">[01:49] </text:span><text:span text:style-name="T2">&lt;</text:span><text:span text:style-name="T3">Narus</text:span><text:span text:style-name="T2">&gt; but 0</text:span></text:p>
      <text:p text:style-name="P1"><text:span text:style-name="T1">[01:49] </text:span><text:span text:style-name="T2">&lt;</text:span><text:span text:style-name="T3">Narus</text:span><text:span text:style-name="T2">&gt; it grows</text:span></text:p>
      <text:p text:style-name="P1"><text:span text:style-name="T1">[01:49] </text:span><text:span text:style-name="T2">&lt;</text:span><text:span text:style-name="T3">Narus</text:span><text:span text:style-name="T2">&gt; it decays</text:span></text:p>
      <text:p text:style-name="P1"><text:span text:style-name="T1">[01:49] </text:span><text:span text:style-name="T2">&lt;</text:span><text:span text:style-name="T3">Narus</text:span><text:span text:style-name="T2">&gt; one character each time</text:span></text:p>
      <text:p text:style-name="P1"><text:span text:style-name="T1">[01:51] </text:span><text:span text:style-name="T2">&lt;</text:span><text:span text:style-name="T3">Narus</text:span><text:span text:style-name="T2">&gt; one word and one world when sayed</text:span></text:p>
      <text:p text:style-name="P2"><draw:rect text:anchor-type="as-char" svg:y="0cm" draw:z-index="1" draw:style-name="gr1" draw:text-style-name="P6" svg:width="0.003cm" svg:height="0.054cm"><text:p/></draw:rect></text:p>
      <text:p text:style-name="P1"><text:span text:style-name="T1">[01:53] </text:span><text:span text:style-name="T2">&lt;</text:span><text:span text:style-name="T3">Narus</text:span><text:span text:style-name="T2">&gt; chaos, time, humans</text:span></text:p>
      <text:p text:style-name="P1"><text:span text:style-name="T1">[01:53] </text:span><text:span text:style-name="T2">&lt;</text:span><text:span text:style-name="T3">Narus</text:span><text:span text:style-name="T2">&gt; everything</text:span></text:p>
      <text:p text:style-name="P1"><text:span text:style-name="T1">[01:53] </text:span><text:span text:style-name="T2">&lt;</text:span><text:span text:style-name="T3">Narus</text:span><text:span text:style-name="T2">&gt; everywhere</text:span></text:p>
      <text:p text:style-name="P1"><text:span text:style-name="T1">[01:53] </text:span><text:span text:style-name="T2">&lt;</text:span><text:span text:style-name="T3">Narus</text:span><text:span text:style-name="T2">&gt; worlds</text:span></text:p>
      <text:p text:style-name="P1"><text:span text:style-name="T1">[01:54] </text:span><text:span text:style-name="T2">&lt;</text:span><text:span text:style-name="T3">Narus</text:span><text:span text:style-name="T2">&gt; but only words</text:span></text:p>
      <text:p text:style-name="P1"><text:span text:style-name="T1">[01:54] </text:span><text:span text:style-name="T2">&lt;</text:span><text:span text:style-name="T3">Narus</text:span><text:span text:style-name="T2">&gt; everything but energy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timestamp" style:family="text" style:parent-style-name="Default_20_Paragraph_20_Font"/>
    <style:style style:name="apple-converted-space" style:family="text" style:parent-style-name="Default_20_Paragraph_20_Font"/>
    <style:style style:name="hyperlink-whois" style:family="text" style:parent-style-name="Default_20_Paragraph_20_Font"/>
    <style:style style:name="xc4" style:family="text" style:parent-style-name="Default_20_Paragraph_20_Font"/>
    <style:style style:name="hyperlink-channel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</meta:initial-creator>
    <meta:editing-cycles>6</meta:editing-cycles>
    <meta:creation-date>2016-03-19T04:51:00</meta:creation-date>
    <dc:date>2017-11-20T19:27:07.159837189</dc:date>
    <meta:editing-duration>PT2M10S</meta:editing-duration>
    <meta:generator>LibreOffice/5.3.1.2$Linux_X86_64 LibreOffice_project/30m0$Build-2</meta:generator>
    <meta:document-statistic meta:table-count="0" meta:image-count="0" meta:object-count="0" meta:page-count="1" meta:paragraph-count="32" meta:word-count="150" meta:character-count="876" meta:non-whitespace-character-count="7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